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game-play-analysis-i/" text:style-name="Internet_20_link" text:visited-style-name="Visited_20_Internet_20_Link"><text:span text:style-name="T1">511. Game Play Analysis I</text:span></text:a></text:p>
      <text:section text:style-name="Sect1" text:name="headlessui-popover-button-:r13:">
        <text:p text:style-name="Standard"/>
      </text:section>
      <text:p text:style-name="P4">Easy</text:p>
      <text:p text:style-name="P4">690</text:p>
      <text:p text:style-name="P4">23</text:p>
      <text:section text:style-name="Sect1" text:name="headlessui-popover-button-:r18:">
        <text:p text:style-name="Standard"/>
      </text:section>
      <text:section text:style-name="Sect1" text:name="headlessui-popover-button-:r1b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Activity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player_id <text:s text:c="3"/>| int <text:s text:c="4"/>|</text:p>
      <text:p text:style-name="P2">| device_id <text:s text:c="3"/>| int <text:s text:c="4"/>|</text:p>
      <text:p text:style-name="P2">| event_date <text:s text:c="2"/>| date <text:s text:c="3"/>|</text:p>
      <text:p text:style-name="P2">| games_played | int <text:s text:c="4"/>|</text:p>
      <text:p text:style-name="P2">+--------------+---------+</text:p>
      <text:p text:style-name="P2">(player_id, event_date) is the primary key (combination of columns with unique values) of this table.</text:p>
      <text:p text:style-name="P2">This table shows the activity of players of some games.</text:p>
      <text:p text:style-name="P1">Each row is a record of a player who logged in and played a number of games (possibly 0) before logging out on someday using some device.</text:p>
      <text:p text:style-name="P6"> </text:p>
      <text:p text:style-name="P7"><text:span text:style-name="T1">Write a solution to find the </text:span><text:span text:style-name="Strong_20_Emphasis"><text:span text:style-name="T1">first login date</text:span></text:span><text:span text:style-name="T1"> for each player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Activity table:</text:p>
      <text:p text:style-name="P2">+-----------+-----------+------------+--------------+</text:p>
      <text:p text:style-name="P2">| player_id | device_id | event_date | games_played |</text:p>
      <text:p text:style-name="P2">+-----------+-----------+------------+--------------+</text:p>
      <text:p text:style-name="P2">| 1 <text:s text:c="8"/>| 2 <text:s text:c="8"/>| 2016-03-01 | 5 <text:s text:c="11"/>|</text:p>
      <text:p text:style-name="P2">| 1 <text:s text:c="8"/>| 2 <text:s text:c="8"/>| 2016-05-02 | 6 <text:s text:c="11"/>|</text:p>
      <text:p text:style-name="P2">| 2 <text:s text:c="8"/>| 3 <text:s text:c="8"/>| 2017-06-25 | 1 <text:s text:c="11"/>|</text:p>
      <text:p text:style-name="P2">| 3 <text:s text:c="8"/>| 1 <text:s text:c="8"/>| 2016-03-02 | 0 <text:s text:c="11"/>|</text:p>
      <text:p text:style-name="P2">| 3 <text:s text:c="8"/>| 4 <text:s text:c="8"/>| 2018-07-03 | 5 <text:s text:c="11"/>|</text:p>
      <text:p text:style-name="P2">+-----------+-----------+------------+--------------+</text:p>
      <text:p text:style-name="P3"><text:span text:style-name="Strong_20_Emphasis"><text:span text:style-name="T1">Output:</text:span></text:span><text:span text:style-name="T1"> </text:span></text:p>
      <text:p text:style-name="P2">+-----------+-------------+</text:p>
      <text:p text:style-name="P2">| player_id | first_login |</text:p>
      <text:p text:style-name="P2">+-----------+-------------+</text:p>
      <text:p text:style-name="P2"><text:soft-page-break/>| 1 <text:s text:c="8"/>| 2016-03-01 <text:s/>|</text:p>
      <text:p text:style-name="P2">| 2 <text:s text:c="8"/>| 2017-06-25 <text:s/>|</text:p>
      <text:p text:style-name="P2">| 3 <text:s text:c="8"/>| 2016-03-02 <text:s/>|</text:p>
      <text:p text:style-name="P1">+-----------+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4:26:59.539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4" meta:word-count="233" meta:character-count="1435" meta:non-whitespace-character-count="1075"/>
  </office:meta>
</office:document-meta>
</file>